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76B39CEE8A6CDA84B9.png" manifest:media-type="image/png"/>
  <manifest:file-entry manifest:full-path="Pictures/100000000000074500000399A596AB3B3041689E.png" manifest:media-type="image/png"/>
  <manifest:file-entry manifest:full-path="Pictures/10000000000005EB000002121D7668F0B18D07FA.png" manifest:media-type="image/png"/>
  <manifest:file-entry manifest:full-path="Pictures/10000000000005750000021045EF68CB37604C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0093d" officeooo:paragraph-rsid="0000093d"/>
    </style:style>
    <style:style style:name="T1" style:family="text">
      <style:text-properties officeooo:rsid="0000093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&gt; 9.1</text:p>
      <text:p text:style-name="P1"/>
      <text:p text:style-name="P1"><draw:frame draw:style-name="fr4" draw:name="Image1" text:anchor-type="char" svg:width="17cm" svg:height="6.424cm" draw:z-index="0"><draw:image xlink:href="Pictures/10000000000005750000021045EF68CB37604C80.png" xlink:type="simple" xlink:show="embed" xlink:actuate="onLoad" draw:mime-type="image/png"/></draw:frame><draw:frame draw:style-name="fr3" draw:name="Image2" text:anchor-type="char" svg:x="0.212cm" svg:y="7.091cm" svg:width="17cm" svg:height="5.946cm" draw:z-index="1"><draw:image xlink:href="Pictures/10000000000005EB000002121D7668F0B18D07F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draw:frame draw:style-name="fr2" draw:name="Image3" text:anchor-type="char" svg:width="9.657cm" svg:height="3.122cm" draw:z-index="2"><draw:image xlink:href="Pictures/100000000000016D00000076B39CEE8A6CDA84B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=====&gt; 9.2</text:p>
      <text:p text:style-name="P1"/>
      <text:p text:style-name="P1"><draw:frame draw:style-name="fr1" draw:name="Image4" text:anchor-type="char" svg:width="17cm" svg:height="8.412cm" draw:z-index="3"><draw:image xlink:href="Pictures/100000000000074500000399A596AB3B3041689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======&gt;9.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7:57:39.533895036</meta:creation-date>
    <dc:date>2024-10-12T18:09:13.178008548</dc:date>
    <meta:editing-duration>PT11M34S</meta:editing-duration>
    <meta:editing-cycles>1</meta:editing-cycles>
    <meta:document-statistic meta:table-count="0" meta:image-count="4" meta:object-count="0" meta:page-count="2" meta:paragraph-count="6" meta:word-count="5" meta:character-count="95" meta:non-whitespace-character-count="27"/>
    <meta:generator>LibreOffice/7.4.5.1$Linux_X86_64 LibreOffice_project/40$Build-1</meta:generator>
  </office:meta>
</office:document-meta>
</file>